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9696" calcext:value-type="float">
            <text:p>135.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976" calcext:value-type="float">
            <text:p>135.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216" calcext:value-type="float">
            <text:p>134.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9602</text:p>
          </table:table-cell>
          <table:table-cell office:value-type="string" calcext:value-type="string">
            <text:p>Primrose Quad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